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024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8pt" style:use-optimal-column-width="true"/>
    </style:style>
    <style:style style:name="ACOL-2" style:family="table-column">
      <style:table-column-properties style:column-width="75.00240000000001pt" style:use-optimal-column-width="true"/>
    </style:style>
    <style:style style:name="ACOL-3" style:family="table-column">
      <style:table-column-properties style:column-width="189.75pt" style:use-optimal-column-width="false"/>
    </style:style>
    <style:style style:name="ACOL-4" style:family="table-column"/>
    <style:style style:name="AROW-1" style:family="table-row">
      <style:table-row-properties style:row-height="21.75pt" style:use-optimal-row-height="false"/>
    </style:style>
    <style:style style:name="AROW-2" style:family="table-row">
      <style:table-row-properties style:row-height="19.5pt" style:use-optimal-row-height="false"/>
    </style:style>
    <style:style style:name="AROW-3" style:family="table-row">
      <style:table-row-properties style:row-height="21.0024pt" style:use-optimal-row-height="false"/>
    </style:style>
    <style:style style:name="AROW-4" style:family="table-row">
      <style:table-row-properties style:row-height="28.5pt" style:use-optimal-row-height="false"/>
    </style:style>
    <style:style style:name="AROW-5" style:family="table-row">
      <style:table-row-properties style:row-height="28.4904pt" style:use-optimal-row-height="false"/>
    </style:style>
    <style:style style:name="AROW-6" style:family="table-row">
      <style:table-row-properties style:row-height="29.25pt" style:use-optimal-row-height="false"/>
    </style:style>
    <style:style style:name="AROW-7" style:family="table-row">
      <style:table-row-properties style:row-height="29.2536pt" style:use-optimal-row-height="false"/>
    </style:style>
    <style:style style:name="AROW-8" style:family="table-row">
      <style:table-row-properties style:row-height="27.748800000000003pt" style:use-optimal-row-height="false"/>
    </style:style>
    <style:style style:name="AROW-9" style:family="table-row">
      <style:table-row-properties style:row-height="29.988pt" style:use-optimal-row-height="false"/>
    </style:style>
    <style:style style:name="AROW-10" style:family="table-row">
      <style:table-row-properties style:row-height="24.7464pt" style:use-optimal-row-height="false"/>
    </style:style>
    <style:style style:name="AROW-11" style:family="table-row">
      <style:table-row-properties style:row-height="31.492800000000003pt" style:use-optimal-row-height="false"/>
    </style:style>
    <style:style style:name="AROW-12" style:family="table-row">
      <style:table-row-properties style:row-height="27pt" style:use-optimal-row-height="false"/>
    </style:style>
    <style:style style:name="AROW-13" style:family="table-row">
      <style:table-row-properties style:row-height="24pt" style:use-optimal-row-height="false"/>
    </style:style>
    <style:style style:name="AROW-14" style:family="table-row">
      <style:table-row-properties style:row-height="24.75pt" style:use-optimal-row-height="false"/>
    </style:style>
    <style:style style:name="AROW-15" style:family="table-row">
      <style:table-row-properties style:row-height="25.5pt" style:use-optimal-row-height="false"/>
    </style:style>
    <style:style style:name="AROW-1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6" table:style-name="ACOL-1"/>
        <table:table-column table:default-cell-style-name="ACE-6" table:style-name="ACOL-2"/>
        <table:table-column table:default-cell-style-name="ACE-6" table:style-name="ACOL-3"/>
        <table:table-column table:default-cell-style-name="ACE-6" table:style-name="ACOL-1"/>
        <table:table-column table:style-name="ACOL-0" table:number-columns-repeated="124"/>
        <table:table-row table:style-name="AROW-1">
          <table:table-cell table:number-columns-spanned="3" table:style-name="ACE-0" office:value-type="string">
            <text:p>Controle - Sécurité Informatique - 30 mai 2025</text:p>
          </table:table-cell>
          <table:covered-table-cell table:number-columns-repeated="2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2">
          <table:table-cell table:number-columns-repeated="2" table:style-name="ACE-1"/>
          <table:table-cell table:style-name="ACE-0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3">
          <table:table-cell table:style-name="ACE-2" office:value-type="string">
            <text:p>Nom</text:p>
          </table:table-cell>
          <table:table-cell table:style-name="ACE-2" office:value-type="string">
            <text:p>Prénom</text:p>
          </table:table-cell>
          <table:table-cell table:style-name="ACE-8" office:value-type="string">
            <text:p>Signature</text:p>
          </table:table-cell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4">
          <table:table-cell table:style-name="ACE-3" office:value-type="string">
            <text:p>Amrani</text:p>
          </table:table-cell>
          <table:table-cell table:style-name="ACE-3" office:value-type="string">
            <text:p>Rayan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5">
          <table:table-cell table:style-name="ACE-3" office:value-type="string">
            <text:p>Arab</text:p>
          </table:table-cell>
          <table:table-cell table:style-name="ACE-3" office:value-type="string">
            <text:p>Assalas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5">
          <table:table-cell table:style-name="ACE-3" office:value-type="string">
            <text:p>Babe</text:p>
          </table:table-cell>
          <table:table-cell table:style-name="ACE-3" office:value-type="string">
            <text:p>Alexandre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5">
          <table:table-cell table:style-name="ACE-3" office:value-type="string">
            <text:p>Bazi</text:p>
          </table:table-cell>
          <table:table-cell table:style-name="ACE-3" office:value-type="string">
            <text:p>Cedric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6">
          <table:table-cell table:style-name="ACE-3" office:value-type="string">
            <text:p>Bouaraba</text:p>
          </table:table-cell>
          <table:table-cell table:style-name="ACE-3" office:value-type="string">
            <text:p>Ahmed Amine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7">
          <table:table-cell table:style-name="ACE-3" office:value-type="string">
            <text:p>Cermolacce</text:p>
          </table:table-cell>
          <table:table-cell table:style-name="ACE-3" office:value-type="string">
            <text:p>Arnaud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8">
          <table:table-cell table:style-name="ACE-3" office:value-type="string">
            <text:p>Dubreuil</text:p>
          </table:table-cell>
          <table:table-cell table:style-name="ACE-3" office:value-type="string">
            <text:p>Yohann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9">
          <table:table-cell table:style-name="ACE-3" office:value-type="string">
            <text:p>Dumarche</text:p>
          </table:table-cell>
          <table:table-cell table:style-name="ACE-3" office:value-type="string">
            <text:p>Dorian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7">
          <table:table-cell table:style-name="ACE-3" office:value-type="string">
            <text:p>Es-Sebbar</text:p>
          </table:table-cell>
          <table:table-cell table:style-name="ACE-3" office:value-type="string">
            <text:p>Karam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0">
          <table:table-cell table:style-name="ACE-3" office:value-type="string">
            <text:p>Estrems</text:p>
          </table:table-cell>
          <table:table-cell table:style-name="ACE-3" office:value-type="string">
            <text:p>Evan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0">
          <table:table-cell table:style-name="ACE-3" office:value-type="string">
            <text:p>Guillot</text:p>
          </table:table-cell>
          <table:table-cell table:style-name="ACE-3" office:value-type="string">
            <text:p>Tony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7">
          <table:table-cell table:style-name="ACE-3" office:value-type="string">
            <text:p>Guyon</text:p>
          </table:table-cell>
          <table:table-cell table:style-name="ACE-3" office:value-type="string">
            <text:p>Theo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1">
          <table:table-cell table:style-name="ACE-3" office:value-type="string">
            <text:p>Kamagate</text:p>
          </table:table-cell>
          <table:table-cell table:style-name="ACE-3" office:value-type="string">
            <text:p>Fallet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2">
          <table:table-cell table:style-name="ACE-3" office:value-type="string">
            <text:p>Logie</text:p>
          </table:table-cell>
          <table:table-cell table:style-name="ACE-3" office:value-type="string">
            <text:p>Thibaud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2">
          <table:table-cell table:style-name="ACE-3" office:value-type="string">
            <text:p>Martinell</text:p>
          </table:table-cell>
          <table:table-cell table:style-name="ACE-3" office:value-type="string">
            <text:p>Geoffroy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3">
          <table:table-cell table:style-name="ACE-3" office:value-type="string">
            <text:p>Montauriol</text:p>
          </table:table-cell>
          <table:table-cell table:style-name="ACE-3" office:value-type="string">
            <text:p>Nicolas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4">
          <table:table-cell table:style-name="ACE-3" office:value-type="string">
            <text:p>Oukil</text:p>
          </table:table-cell>
          <table:table-cell table:style-name="ACE-3" office:value-type="string">
            <text:p>Salas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">
          <table:table-cell table:style-name="ACE-3" office:value-type="string">
            <text:p>Pluche</text:p>
          </table:table-cell>
          <table:table-cell table:style-name="ACE-3" office:value-type="string">
            <text:p>Guilhem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3">
          <table:table-cell table:style-name="ACE-4" office:value-type="string">
            <text:p>Sehili</text:p>
          </table:table-cell>
          <table:table-cell table:style-name="ACE-4" office:value-type="string">
            <text:p>Falek Mahdi</text:p>
          </table:table-cell>
          <table:table-cell table:style-name="ACE-10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15">
          <table:table-cell table:style-name="ACE-5" office:value-type="string">
            <text:p>Sprocani</text:p>
          </table:table-cell>
          <table:table-cell table:style-name="ACE-5" office:value-type="string">
            <text:p>Jonas</text:p>
          </table:table-cell>
          <table:table-cell table:style-name="ACE-9"/>
          <table:table-cell table:style-name="ACE-6"/>
          <table:table-cell table:number-columns-repeated="123" table:style-name="ACE-7"/>
          <table:table-cell table:style-name="Gnumeric-default"/>
        </table:table-row>
        <table:table-row table:style-name="AROW-0" table:number-rows-repeated="1048551">
          <table:table-cell table:number-columns-repeated="128"/>
        </table:table-row>
        <table:table-row table:style-name="AROW-0" table:number-rows-repeated="2">
          <table:table-cell table:number-columns-repeated="127" table:style-name="ACE-7"/>
          <table:table-cell table:style-name="Gnumeric-default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5" gnm:cursor-row="6">
          <gnm:selection gnm:start-col="5" gnm:start-row="6" gnm:end-col="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8024pt" style:use-optimal-row-height="true"/>
    </style:default-style>
  </office:styles>
  <office:automatic-styles>
    <style:page-layout style:name="pl-0" style:page-usage="all">
      <style:page-layout-properties fo:margin-top="46.488188976377955pt" fo:margin-bottom="46.488188976377955pt" fo:margin-left="72pt" fo:margin-right="72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4-29T16:31:09Z</dc:date>
    <meta:creation-date>2024-09-17T09:01:14Z</meta:creation-date>
    <meta:editing-cycles>7</meta:editing-cycles>
    <meta:editing-duration>PT7M45S</meta:editing-duration>
    <meta:generator>gnumeric/1.12.46</meta:generator>
    <meta:user-defined meta:name="meta:print-date" meta:value-type="date">2025-04-29T16:21:30Z</meta:user-defined>
  </office:meta>
</office:document-meta>
</file>